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14">
      <style:table-cell-properties fo:border="thin solid #000000"/>
    </style:style>
    <style:style style:name="ce4" style:family="table-cell" style:parent-style-name="Default" style:data-style-name="N14"/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FF0000" style:vertical-align="automatic" style:repeat-content="false"/>
      <style:paragraph-properties fo:text-align="center"/>
    </style:style>
    <style:style style:name="ce11" style:family="table-cell" style:parent-style-name="Default" style:data-style-name="N37">
      <style:table-cell-properties fo:border="thin solid #FF0000" style:vertical-align="automatic" style:repeat-content="false"/>
      <style:paragraph-properties fo:text-align="center"/>
    </style:style>
    <style:style style:name="ce12" style:family="table-cell" style:parent-style-name="Default" style:data-style-name="N4">
      <style:table-cell-properties fo:border="thin solid #FF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14513888888889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4.40972222222222cm"/>
    </style:style>
    <style:style style:name="co4" style:family="table-column">
      <style:table-column-properties fo:break-before="auto" style:column-width="2.41652777777778cm"/>
    </style:style>
    <style:style style:name="co5" style:family="table-column">
      <style:table-column-properties fo:break-before="auto" style:column-width="2.57527777777778cm"/>
    </style:style>
    <style:style style:name="co6" style:family="table-column">
      <style:table-column-properties fo:break-before="auto" style:column-width="2.71638888888889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4.25097222222222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76930555555556cm"/>
    </style:style>
    <style:style style:name="co12" style:family="table-column">
      <style:table-column-properties fo:break-before="auto" style:column-width="3.86291666666667cm"/>
    </style:style>
    <style:style style:name="co1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16355" table:default-cell-style-name="ce1"/>
        <table:table-row table:style-name="ro1">
          <table:table-cell office:value-type="string" table:number-columns-spanned="2" table:number-rows-spanned="1" table:style-name="ce18">
            <text:p>During University – Part Time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During University – Full Time</text:p>
          </table:table-cell>
          <table:covered-table-cell/>
          <table:table-cell table:style-name="ce1"/>
          <table:table-cell office:value-type="string" table:number-columns-spanned="5" table:number-rows-spanned="1" table:style-name="ce18">
            <text:p>Projection – Part Time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18">
            <text:p>After University</text:p>
          </table:table-cell>
          <table:covered-table-cell/>
          <table:table-cell table:style-name="ce1"/>
          <table:table-cell office:value-type="string" table:style-name="ce2">
            <text:p>Inflation</text:p>
          </table:table-cell>
          <table:table-cell office:value-type="percentage" office:value="0.14000000000000001" table:formula="of:=(2*7)%" table:style-name="ce3">
            <text:p>14.00%</text:p>
          </table:table-cell>
          <table:table-cell table:style-name="ce4"/>
          <table:table-cell office:value-type="string" table:number-columns-spanned="4" table:number-rows-spanned="1" table:style-name="ce18">
            <text:p>Desired Assets</text:p>
          </table:table-cell>
          <table:covered-table-cell table:number-columns-repeated="3"/>
          <table:table-cell table:style-name="ce1"/>
          <table:table-cell office:value-type="string" table:number-columns-spanned="6" table:number-rows-spanned="1" table:style-name="ce18">
            <text:p>Projection – After Part Time</text:p>
          </table:table-cell>
          <table:covered-table-cell table:number-columns-repeated="5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8">
            <text:p>Income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Income</text:p>
          </table:table-cell>
          <table:covered-table-cell/>
          <table:table-cell table:style-name="ce1"/>
          <table:table-cell office:value-type="string" table:style-name="ce5">
            <text:p>Year</text:p>
          </table:table-cell>
          <table:table-cell office:value-type="string" table:style-name="ce5">
            <text:p>Inflation</text:p>
          </table:table-cell>
          <table:table-cell office:value-type="string" table:style-name="ce5">
            <text:p>Income</text:p>
          </table:table-cell>
          <table:table-cell office:value-type="string" table:style-name="ce5">
            <text:p>Expenses</text:p>
          </table:table-cell>
          <table:table-cell office:value-type="string" table:style-name="ce5">
            <text:p>Savings</text:p>
          </table:table-cell>
          <table:table-cell table:style-name="ce1"/>
          <table:table-cell office:value-type="string" table:number-columns-spanned="2" table:number-rows-spanned="1" table:style-name="ce18">
            <text:p>Income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Income</text:p>
          </table:table-cell>
          <table:covered-table-cell/>
          <table:table-cell table:style-name="ce1"/>
          <table:table-cell office:value-type="string" table:style-name="ce5">
            <text:p>Asset</text:p>
          </table:table-cell>
          <table:table-cell office:value-type="string" table:style-name="ce5">
            <text:p>Cost</text:p>
          </table:table-cell>
          <table:table-cell office:value-type="string" table:style-name="ce5">
            <text:p>Time To Buy</text:p>
          </table:table-cell>
          <table:table-cell office:value-type="string" table:style-name="ce5">
            <text:p>Measure</text:p>
          </table:table-cell>
          <table:table-cell table:style-name="ce1"/>
          <table:table-cell office:value-type="string" table:style-name="ce5">
            <text:p>Year</text:p>
          </table:table-cell>
          <table:table-cell office:value-type="string" table:style-name="ce5">
            <text:p>Inflation</text:p>
          </table:table-cell>
          <table:table-cell office:value-type="string" table:style-name="ce5">
            <text:p>Income</text:p>
          </table:table-cell>
          <table:table-cell office:value-type="string" table:style-name="ce5">
            <text:p>Expenses</text:p>
          </table:table-cell>
          <table:table-cell office:value-type="string" table:style-name="ce5">
            <text:p>Savings</text:p>
          </table:table-cell>
          <table:table-cell office:value-type="string" table:style-name="ce5">
            <text:p>Balance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Hourly Rate</text:p>
          </table:table-cell>
          <table:table-cell office:value-type="currency" office:value="31" table:style-name="ce6">
            <text:p>$31.00</text:p>
          </table:table-cell>
          <table:table-cell table:style-name="ce1"/>
          <table:table-cell office:value-type="string" table:style-name="ce5">
            <text:p>Hourly Rate</text:p>
          </table:table-cell>
          <table:table-cell office:value-type="currency" office:value="31" table:style-name="ce6">
            <text:p>$31.00</text:p>
          </table:table-cell>
          <table:table-cell table:style-name="ce1"/>
          <table:table-cell office:value-type="float" office:value="2024" table:style-name="ce5">
            <text:p>2024</text:p>
          </table:table-cell>
          <table:table-cell table:style-name="ce7"/>
          <table:table-cell office:value-type="currency" office:value="38688" table:formula="of:=[.$B$9]" table:style-name="ce6">
            <text:p>$38,688.00</text:p>
          </table:table-cell>
          <table:table-cell office:value-type="currency" office:value="20680" table:formula="of:=[.B35]" table:style-name="ce6">
            <text:p>$20,680.00</text:p>
          </table:table-cell>
          <table:table-cell office:value-type="currency" office:value="18008" table:formula="of:=[.I4]-[.J4]" table:style-name="ce6">
            <text:p>$18,008.00</text:p>
          </table:table-cell>
          <table:table-cell table:style-name="ce1"/>
          <table:table-cell office:value-type="string" table:style-name="ce5">
            <text:p>Hourly Rate</text:p>
          </table:table-cell>
          <table:table-cell office:value-type="currency" office:value="75" table:style-name="ce6">
            <text:p>$75.00</text:p>
          </table:table-cell>
          <table:table-cell table:style-name="ce1"/>
          <table:table-cell office:value-type="string" table:style-name="ce5">
            <text:p>Hourly Rate</text:p>
          </table:table-cell>
          <table:table-cell office:value-type="currency" office:value="75" table:formula="of:=[.N4]" table:style-name="ce6">
            <text:p>$75.00</text:p>
          </table:table-cell>
          <table:table-cell table:style-name="ce1"/>
          <table:table-cell office:value-type="string" table:style-name="ce5">
            <text:p>House</text:p>
          </table:table-cell>
          <table:table-cell office:value-type="currency" office:value="1000000" table:style-name="ce6">
            <text:p>$1,000,000.00</text:p>
          </table:table-cell>
          <table:table-cell office:value-type="float" office:value="37.351341660192432" table:formula="of:=[.T4]/[.Q40]" table:style-name="ce8">
            <text:p>37.35</text:p>
          </table:table-cell>
          <table:table-cell office:value-type="string" table:style-name="ce5">
            <text:p>Years</text:p>
          </table:table-cell>
          <table:table-cell table:style-name="ce1"/>
          <table:table-cell office:value-type="float" office:value="2030" table:style-name="ce5">
            <text:p>2030</text:p>
          </table:table-cell>
          <table:table-cell table:style-name="ce5"/>
          <table:table-cell office:value-type="currency" office:value="98280" table:formula="of:=[.Q39]" table:style-name="ce6">
            <text:p>$98,280.00</text:p>
          </table:table-cell>
          <table:table-cell office:value-type="currency" office:value="71507.199999999997" table:formula="of:=[.Q35]" table:style-name="ce6">
            <text:p>$71,507.20</text:p>
          </table:table-cell>
          <table:table-cell office:value-type="currency" office:value="26772.800000000003" table:formula="of:=[.Q40]" table:style-name="ce6">
            <text:p>$26,772.80</text:p>
          </table:table-cell>
          <table:table-cell office:value-type="currency" office:value="128448.858481024" table:formula="of:=[.AB4]+[.K10]" table:style-name="ce6">
            <text:p>$128,448.86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Hours worked in a day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5">
            <text:p>Hours worked in a week</text:p>
          </table:table-cell>
          <table:table-cell office:value-type="float" office:value="18" table:style-name="ce5">
            <text:p>18</text:p>
          </table:table-cell>
          <table:table-cell table:style-name="ce1"/>
          <table:table-cell office:value-type="float" office:value="2025" table:style-name="ce5">
            <text:p>2025</text:p>
          </table:table-cell>
          <table:table-cell office:value-type="percentage" office:value="0.02" table:style-name="ce7">
            <text:p>2.00%</text:p>
          </table:table-cell>
          <table:table-cell office:value-type="currency" office:value="38688" table:formula="of:=[.I4]" table:style-name="ce6">
            <text:p>$38,688.00</text:p>
          </table:table-cell>
          <table:table-cell office:value-type="currency" office:value="21093.599999999999" table:formula="of:=[.J4]+[.J4]*[.H5]" table:style-name="ce6">
            <text:p>$21,093.60</text:p>
          </table:table-cell>
          <table:table-cell office:value-type="currency" office:value="17594.400000000001" table:formula="of:=[.I5]-[.J5]" table:style-name="ce6">
            <text:p>$17,594.40</text:p>
          </table:table-cell>
          <table:table-cell table:style-name="ce1"/>
          <table:table-cell office:value-type="string" table:style-name="ce5">
            <text:p>Hours worked in a day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5">
            <text:p>Hours worked in a day</text:p>
          </table:table-cell>
          <table:table-cell office:value-type="float" office:value="8" table:formula="of:=[.N5]" table:style-name="ce5">
            <text:p>8</text:p>
          </table:table-cell>
          <table:table-cell table:style-name="ce1"/>
          <table:table-cell office:value-type="string" table:style-name="ce9">
            <text:p>Computer</text:p>
          </table:table-cell>
          <table:table-cell office:value-type="currency" office:value="4000" table:style-name="ce10">
            <text:p>$4,000.00</text:p>
          </table:table-cell>
          <table:table-cell office:value-type="float" office:value="7.7690790653200255" table:formula="of:=[.T5]/[.Q42]" table:style-name="ce11">
            <text:p>7.77</text:p>
          </table:table-cell>
          <table:table-cell office:value-type="string" table:style-name="ce9">
            <text:p>Weeks</text:p>
          </table:table-cell>
          <table:table-cell table:style-name="ce1"/>
          <table:table-cell office:value-type="float" office:value="2031" table:style-name="ce5">
            <text:p>2031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2937.343999999997" table:formula="of:=[.AA4]+[.AA4]*[.Y5]" table:style-name="ce6">
            <text:p>$72,937.34</text:p>
          </table:table-cell>
          <table:table-cell office:value-type="currency" office:value="25342.656000000003" table:formula="of:=[.Z5]-[.AA5]" table:style-name="ce6">
            <text:p>$25,342.66</text:p>
          </table:table-cell>
          <table:table-cell office:value-type="currency" office:value="153791.514481024" table:formula="of:=[.AB5]+[.AC4]" table:style-name="ce6">
            <text:p>$153,791.51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Days worked in a week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string" table:style-name="ce5">
            <text:p>Weekly income</text:p>
          </table:table-cell>
          <table:table-cell office:value-type="currency" office:value="558" table:formula="of:=[.E5]*[.E4]" table:style-name="ce6">
            <text:p>$558.00</text:p>
          </table:table-cell>
          <table:table-cell table:style-name="ce1"/>
          <table:table-cell office:value-type="float" office:value="2026" table:style-name="ce5">
            <text:p>2026</text:p>
          </table:table-cell>
          <table:table-cell office:value-type="percentage" office:value="0.02" table:style-name="ce7">
            <text:p>2.00%</text:p>
          </table:table-cell>
          <table:table-cell office:value-type="currency" office:value="38688" table:formula="of:=[.I5]" table:style-name="ce6">
            <text:p>$38,688.00</text:p>
          </table:table-cell>
          <table:table-cell office:value-type="currency" office:value="21515.471999999998" table:formula="of:=[.J5]+[.J5]*[.H6]" table:style-name="ce6">
            <text:p>$21,515.47</text:p>
          </table:table-cell>
          <table:table-cell office:value-type="currency" office:value="17172.528000000002" table:formula="of:=[.I6]-[.J6]" table:style-name="ce6">
            <text:p>$17,172.53</text:p>
          </table:table-cell>
          <table:table-cell table:style-name="ce1"/>
          <table:table-cell office:value-type="string" table:style-name="ce5">
            <text:p>Days worked in a week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string" table:style-name="ce5">
            <text:p>Days worked in a week</text:p>
          </table:table-cell>
          <table:table-cell office:value-type="float" office:value="5" table:formula="of:=[.N6]" table:style-name="ce5">
            <text:p>5</text:p>
          </table:table-cell>
          <table:table-cell table:style-name="ce1"/>
          <table:table-cell office:value-type="string" table:style-name="ce9">
            <text:p>Nissan GTR</text:p>
          </table:table-cell>
          <table:table-cell office:value-type="currency" office:value="400000" table:style-name="ce10">
            <text:p>$400,000.00</text:p>
          </table:table-cell>
          <table:table-cell office:value-type="float" office:value="14.940536664076973" table:formula="of:=[.T6]/[.Q40]" table:style-name="ce12">
            <text:p>14.94</text:p>
          </table:table-cell>
          <table:table-cell office:value-type="string" table:style-name="ce9">
            <text:p>Years</text:p>
          </table:table-cell>
          <table:table-cell table:style-name="ce1"/>
          <table:table-cell office:value-type="float" office:value="2032" table:style-name="ce5">
            <text:p>2032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4396.090880000003" table:formula="of:=[.AA5]+[.AA5]*[.Y6]" table:style-name="ce6">
            <text:p>$74,396.09</text:p>
          </table:table-cell>
          <table:table-cell office:value-type="currency" office:value="23883.909119999997" table:formula="of:=[.Z6]-[.AA6]" table:style-name="ce6">
            <text:p>$23,883.91</text:p>
          </table:table-cell>
          <table:table-cell office:value-type="currency" office:value="177675.423601024" table:formula="of:=[.AB6]+[.AC5]" table:style-name="ce6">
            <text:p>$177,675.42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Weekly income</text:p>
          </table:table-cell>
          <table:table-cell office:value-type="currency" office:value="744" table:formula="of:=[.B6]*[.B5]*[.B4]" table:style-name="ce6">
            <text:p>$744.00</text:p>
          </table:table-cell>
          <table:table-cell table:style-name="ce1"/>
          <table:table-cell office:value-type="string" table:style-name="ce5">
            <text:p>Monthly income</text:p>
          </table:table-cell>
          <table:table-cell office:value-type="currency" office:value="2418" table:formula="of:=[.E8]/12" table:style-name="ce6">
            <text:p>$2,418.00</text:p>
          </table:table-cell>
          <table:table-cell table:style-name="ce1"/>
          <table:table-cell office:value-type="float" office:value="2027" table:style-name="ce5">
            <text:p>2027</text:p>
          </table:table-cell>
          <table:table-cell office:value-type="percentage" office:value="0.02" table:style-name="ce7">
            <text:p>2.00%</text:p>
          </table:table-cell>
          <table:table-cell office:value-type="currency" office:value="38688" table:formula="of:=[.I6]" table:style-name="ce6">
            <text:p>$38,688.00</text:p>
          </table:table-cell>
          <table:table-cell office:value-type="currency" office:value="21945.781439999999" table:formula="of:=[.J6]+[.J6]*[.H7]" table:style-name="ce6">
            <text:p>$21,945.78</text:p>
          </table:table-cell>
          <table:table-cell office:value-type="currency" office:value="16742.218560000001" table:formula="of:=[.I7]-[.J7]" table:style-name="ce6">
            <text:p>$16,742.22</text:p>
          </table:table-cell>
          <table:table-cell table:style-name="ce1"/>
          <table:table-cell office:value-type="string" table:style-name="ce5">
            <text:p>Weekly income</text:p>
          </table:table-cell>
          <table:table-cell office:value-type="currency" office:value="3000" table:formula="of:=[.N6]*[.N5]*[.N4]" table:style-name="ce6">
            <text:p>$3,000.00</text:p>
          </table:table-cell>
          <table:table-cell table:style-name="ce1"/>
          <table:table-cell office:value-type="string" table:style-name="ce5">
            <text:p>Weekly income</text:p>
          </table:table-cell>
          <table:table-cell office:value-type="currency" office:value="3000" table:formula="of:=[.N7]" table:style-name="ce6">
            <text:p>$3,000.00</text:p>
          </table:table-cell>
          <table:table-cell table:number-columns-repeated="6" table:style-name="ce1"/>
          <table:table-cell office:value-type="float" office:value="2033" table:style-name="ce5">
            <text:p>2033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5884.012697600003" table:formula="of:=[.AA6]+[.AA6]*[.Y7]" table:style-name="ce6">
            <text:p>$75,884.01</text:p>
          </table:table-cell>
          <table:table-cell office:value-type="currency" office:value="22395.987302399997" table:formula="of:=[.Z7]-[.AA7]" table:style-name="ce6">
            <text:p>$22,395.99</text:p>
          </table:table-cell>
          <table:table-cell office:value-type="currency" office:value="200071.410903424" table:formula="of:=[.AB7]+[.AC6]" table:style-name="ce6">
            <text:p>$200,071.41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Monthly income</text:p>
          </table:table-cell>
          <table:table-cell office:value-type="currency" office:value="3224" table:formula="of:=[.B9]/12" table:style-name="ce6">
            <text:p>$3,224.00</text:p>
          </table:table-cell>
          <table:table-cell table:style-name="ce1"/>
          <table:table-cell office:value-type="string" table:style-name="ce5">
            <text:p>Yearly income</text:p>
          </table:table-cell>
          <table:table-cell office:value-type="currency" office:value="29016" table:formula="of:=[.E6]*52" table:style-name="ce6">
            <text:p>$29,016.00</text:p>
          </table:table-cell>
          <table:table-cell table:style-name="ce1"/>
          <table:table-cell office:value-type="float" office:value="2028" table:style-name="ce5">
            <text:p>2028</text:p>
          </table:table-cell>
          <table:table-cell office:value-type="percentage" office:value="0.02" table:style-name="ce7">
            <text:p>2.00%</text:p>
          </table:table-cell>
          <table:table-cell office:value-type="currency" office:value="38688" table:formula="of:=[.I7]" table:style-name="ce6">
            <text:p>$38,688.00</text:p>
          </table:table-cell>
          <table:table-cell office:value-type="currency" office:value="22384.6970688" table:formula="of:=[.J7]+[.J7]*[.H8]" table:style-name="ce6">
            <text:p>$22,384.70</text:p>
          </table:table-cell>
          <table:table-cell office:value-type="currency" office:value="16303.3029312" table:formula="of:=[.I8]-[.J8]" table:style-name="ce6">
            <text:p>$16,303.30</text:p>
          </table:table-cell>
          <table:table-cell table:style-name="ce1"/>
          <table:table-cell office:value-type="string" table:style-name="ce5">
            <text:p>Monthly income</text:p>
          </table:table-cell>
          <table:table-cell office:value-type="currency" office:value="13000" table:formula="of:=[.N9]/12" table:style-name="ce6">
            <text:p>$13,000.00</text:p>
          </table:table-cell>
          <table:table-cell table:style-name="ce1"/>
          <table:table-cell office:value-type="string" table:style-name="ce5">
            <text:p>Monthly income</text:p>
          </table:table-cell>
          <table:table-cell office:value-type="currency" office:value="13000" table:formula="of:=[.N8]" table:style-name="ce6">
            <text:p>$13,000.00</text:p>
          </table:table-cell>
          <table:table-cell table:number-columns-repeated="6" table:style-name="ce1"/>
          <table:table-cell office:value-type="float" office:value="2034" table:style-name="ce5">
            <text:p>2034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7401.692951552002" table:formula="of:=[.AA7]+[.AA7]*[.Y8]" table:style-name="ce6">
            <text:p>$77,401.69</text:p>
          </table:table-cell>
          <table:table-cell office:value-type="currency" office:value="20878.307048447998" table:formula="of:=[.Z8]-[.AA8]" table:style-name="ce6">
            <text:p>$20,878.31</text:p>
          </table:table-cell>
          <table:table-cell office:value-type="currency" office:value="220949.71795187198" table:formula="of:=[.AB8]+[.AC7]" table:style-name="ce6">
            <text:p>$220,949.72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Yearly income</text:p>
          </table:table-cell>
          <table:table-cell office:value-type="currency" office:value="38688" table:formula="of:=[.B7]*52" table:style-name="ce6">
            <text:p>$38,688.00</text:p>
          </table:table-cell>
          <table:table-cell table:number-columns-repeated="4" table:style-name="ce1"/>
          <table:table-cell office:value-type="float" office:value="2029" table:style-name="ce5">
            <text:p>2029</text:p>
          </table:table-cell>
          <table:table-cell office:value-type="percentage" office:value="0.02" table:style-name="ce7">
            <text:p>2.00%</text:p>
          </table:table-cell>
          <table:table-cell office:value-type="currency" office:value="38688" table:formula="of:=[.I8]" table:style-name="ce6">
            <text:p>$38,688.00</text:p>
          </table:table-cell>
          <table:table-cell office:value-type="currency" office:value="22832.391010176001" table:formula="of:=[.J8]+[.J8]*[.H9]" table:style-name="ce6">
            <text:p>$22,832.39</text:p>
          </table:table-cell>
          <table:table-cell office:value-type="currency" office:value="15855.608989823999" table:formula="of:=[.I9]-[.J9]" table:style-name="ce6">
            <text:p>$15,855.61</text:p>
          </table:table-cell>
          <table:table-cell table:style-name="ce1"/>
          <table:table-cell office:value-type="string" table:style-name="ce5">
            <text:p>Yearly income</text:p>
          </table:table-cell>
          <table:table-cell office:value-type="currency" office:value="156000" table:formula="of:=[.N7]*52" table:style-name="ce6">
            <text:p>$156,000.00</text:p>
          </table:table-cell>
          <table:table-cell table:style-name="ce1"/>
          <table:table-cell office:value-type="string" table:style-name="ce5">
            <text:p>Yearly income</text:p>
          </table:table-cell>
          <table:table-cell office:value-type="currency" office:value="156000" table:formula="of:=[.N9]" table:style-name="ce6">
            <text:p>$156,000.00</text:p>
          </table:table-cell>
          <table:table-cell table:number-columns-repeated="6" table:style-name="ce1"/>
          <table:table-cell office:value-type="float" office:value="2035" table:style-name="ce5">
            <text:p>2035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8949.726810583044" table:formula="of:=[.AA8]+[.AA8]*[.Y9]" table:style-name="ce6">
            <text:p>$78,949.73</text:p>
          </table:table-cell>
          <table:table-cell office:value-type="currency" office:value="19330.273189416956" table:formula="of:=[.Z9]-[.AA9]" table:style-name="ce6">
            <text:p>$19,330.27</text:p>
          </table:table-cell>
          <table:table-cell office:value-type="currency" office:value="240279.99114128895" table:formula="of:=[.AB9]+[.AC8]" table:style-name="ce6">
            <text:p>$240,279.99</text:p>
          </table:table-cell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18">
            <text:p>University Fees</text:p>
          </table:table-cell>
          <table:covered-table-cell/>
          <table:table-cell table:style-name="ce1"/>
          <table:table-cell table:style-name="ce13"/>
          <table:table-cell table:style-name="ce14"/>
          <table:table-cell table:style-name="ce15"/>
          <table:table-cell office:value-type="string" table:style-name="ce5">
            <text:p>Total</text:p>
          </table:table-cell>
          <table:table-cell office:value-type="currency" office:value="101676.058481024" table:formula="of:=SUM([.K4:.K9])" table:style-name="ce6">
            <text:p>$101,676.06</text:p>
          </table:table-cell>
          <table:table-cell table:number-columns-repeated="12" table:style-name="ce1"/>
          <table:table-cell office:value-type="float" office:value="2036" table:style-name="ce5">
            <text:p>2036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0528.7213467947" table:formula="of:=[.AA9]+[.AA9]*[.Y10]" table:style-name="ce6">
            <text:p>$80,528.72</text:p>
          </table:table-cell>
          <table:table-cell office:value-type="currency" office:value="17751.2786532053" table:formula="of:=[.Z10]-[.AA10]" table:style-name="ce6">
            <text:p>$17,751.28</text:p>
          </table:table-cell>
          <table:table-cell office:value-type="currency" office:value="258031.26979449426" table:formula="of:=[.AB10]+[.AC9]" table:style-name="ce6">
            <text:p>$258,031.27</text:p>
          </table:table-cell>
          <table:table-cell table:number-columns-repeated="16355"/>
        </table:table-row>
        <table:table-row table:style-name="ro1">
          <table:table-cell office:value-type="string" table:number-columns-spanned="2" table:number-rows-spanned="1" table:style-name="ce18">
            <text:p>University Fees</text:p>
          </table:table-cell>
          <table:covered-table-cell/>
          <table:table-cell table:style-name="ce1"/>
          <table:table-cell office:value-type="string" table:style-name="ce5">
            <text:p>Year</text:p>
          </table:table-cell>
          <table:table-cell office:value-type="currency" office:value="3100" table:formula="of:=[.E14]-[.E15]" table:style-name="ce6">
            <text:p>$3,100.00</text:p>
          </table:table-cell>
          <table:table-cell table:number-columns-repeated="7" table:style-name="ce1"/>
          <table:table-cell office:value-type="string" table:number-columns-spanned="2" table:number-rows-spanned="1" table:style-name="ce18">
            <text:p>Rent Fees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Rent Fees</text:p>
          </table:table-cell>
          <table:covered-table-cell/>
          <table:table-cell table:number-columns-repeated="6" table:style-name="ce1"/>
          <table:table-cell office:value-type="float" office:value="2037" table:style-name="ce5">
            <text:p>2037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2139.295773730599" table:formula="of:=[.AA10]+[.AA10]*[.Y11]" table:style-name="ce6">
            <text:p>$82,139.30</text:p>
          </table:table-cell>
          <table:table-cell office:value-type="currency" office:value="16140.704226269401" table:formula="of:=[.Z11]-[.AA11]" table:style-name="ce6">
            <text:p>$16,140.70</text:p>
          </table:table-cell>
          <table:table-cell office:value-type="currency" office:value="274171.97402076365" table:formula="of:=[.AB11]+[.AC10]" table:style-name="ce6">
            <text:p>$274,171.97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Year</text:p>
          </table:table-cell>
          <table:table-cell office:value-type="currency" office:value="3100" table:formula="of:=[.B15]-[.B16]" table:style-name="ce6">
            <text:p>$3,100.00</text:p>
          </table:table-cell>
          <table:table-cell table:style-name="ce1"/>
          <table:table-cell office:value-type="string" table:style-name="ce5">
            <text:p>Month</text:p>
          </table:table-cell>
          <table:table-cell office:value-type="currency" office:value="258.33333333333331" table:formula="of:=[.E11]/12" table:style-name="ce6">
            <text:p>$258.33</text:p>
          </table:table-cell>
          <table:table-cell table:style-name="ce1"/>
          <table:table-cell office:value-type="string" table:number-columns-spanned="5" table:number-rows-spanned="1" table:style-name="ce18">
            <text:p>Projection – Full Time</text:p>
          </table:table-cell>
          <table:covered-table-cell table:number-columns-repeated="4"/>
          <table:table-cell table:style-name="ce1"/>
          <table:table-cell office:value-type="string" table:style-name="ce5">
            <text:p>Year</text:p>
          </table:table-cell>
          <table:table-cell office:value-type="currency" office:value="36400" table:formula="of:=[.N14]*52" table:style-name="ce6">
            <text:p>$36,400.00</text:p>
          </table:table-cell>
          <table:table-cell table:style-name="ce1"/>
          <table:table-cell office:value-type="string" table:style-name="ce5">
            <text:p>Year</text:p>
          </table:table-cell>
          <table:table-cell office:value-type="currency" office:value="41496" table:formula="of:=[.Q14]*52" table:style-name="ce6">
            <text:p>$41,496.00</text:p>
          </table:table-cell>
          <table:table-cell table:number-columns-repeated="6" table:style-name="ce1"/>
          <table:table-cell office:value-type="float" office:value="2038" table:style-name="ce5">
            <text:p>2038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3782.08168920521" table:formula="of:=[.AA11]+[.AA11]*[.Y12]" table:style-name="ce6">
            <text:p>$83,782.08</text:p>
          </table:table-cell>
          <table:table-cell office:value-type="currency" office:value="14497.91831079479" table:formula="of:=[.Z12]-[.AA12]" table:style-name="ce6">
            <text:p>$14,497.92</text:p>
          </table:table-cell>
          <table:table-cell office:value-type="currency" office:value="288669.89233155845" table:formula="of:=[.AB12]+[.AC11]" table:style-name="ce6">
            <text:p>$288,669.89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Month</text:p>
          </table:table-cell>
          <table:table-cell office:value-type="currency" office:value="258.33333333333331" table:formula="of:=[.B12]/12" table:style-name="ce6">
            <text:p>$258.33</text:p>
          </table:table-cell>
          <table:table-cell table:style-name="ce1"/>
          <table:table-cell office:value-type="string" table:style-name="ce5">
            <text:p>Week</text:p>
          </table:table-cell>
          <table:table-cell office:value-type="currency" office:value="59.615384615384613" table:formula="of:=[.E11]/52" table:style-name="ce6">
            <text:p>$59.62</text:p>
          </table:table-cell>
          <table:table-cell table:number-columns-repeated="7" table:style-name="ce1"/>
          <table:table-cell office:value-type="string" table:style-name="ce5">
            <text:p>Month</text:p>
          </table:table-cell>
          <table:table-cell office:value-type="currency" office:value="3033.3333333333335" table:formula="of:=[.N12]/12" table:style-name="ce6">
            <text:p>$3,033.33</text:p>
          </table:table-cell>
          <table:table-cell table:style-name="ce1"/>
          <table:table-cell office:value-type="string" table:style-name="ce5">
            <text:p>Month</text:p>
          </table:table-cell>
          <table:table-cell office:value-type="currency" office:value="3458" table:formula="of:=[.Q12]/12" table:style-name="ce6">
            <text:p>$3,458.00</text:p>
          </table:table-cell>
          <table:table-cell table:number-columns-repeated="6" table:style-name="ce1"/>
          <table:table-cell office:value-type="float" office:value="2039" table:style-name="ce5">
            <text:p>2039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5457.723322989317" table:formula="of:=[.AA12]+[.AA12]*[.Y13]" table:style-name="ce6">
            <text:p>$85,457.72</text:p>
          </table:table-cell>
          <table:table-cell office:value-type="currency" office:value="12822.276677010683" table:formula="of:=[.Z13]-[.AA13]" table:style-name="ce6">
            <text:p>$12,822.28</text:p>
          </table:table-cell>
          <table:table-cell office:value-type="currency" office:value="301492.16900856915" table:formula="of:=[.AB13]+[.AC12]" table:style-name="ce6">
            <text:p>$301,492.17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Week</text:p>
          </table:table-cell>
          <table:table-cell office:value-type="currency" office:value="59.615384615384613" table:formula="of:=[.B12]/52" table:style-name="ce6">
            <text:p>$59.62</text:p>
          </table:table-cell>
          <table:table-cell table:style-name="ce1"/>
          <table:table-cell office:value-type="string" table:style-name="ce5">
            <text:p>Course Cost (Year)</text:p>
          </table:table-cell>
          <table:table-cell office:value-type="currency" office:value="8100" table:style-name="ce6">
            <text:p>$8,100.00</text:p>
          </table:table-cell>
          <table:table-cell table:style-name="ce1"/>
          <table:table-cell office:value-type="string" table:style-name="ce5">
            <text:p>Year</text:p>
          </table:table-cell>
          <table:table-cell office:value-type="string" table:style-name="ce5">
            <text:p>Inflation</text:p>
          </table:table-cell>
          <table:table-cell office:value-type="string" table:style-name="ce5">
            <text:p>Income</text:p>
          </table:table-cell>
          <table:table-cell office:value-type="string" table:style-name="ce5">
            <text:p>Expenses</text:p>
          </table:table-cell>
          <table:table-cell office:value-type="string" table:style-name="ce5">
            <text:p>Savings</text:p>
          </table:table-cell>
          <table:table-cell table:style-name="ce1"/>
          <table:table-cell office:value-type="string" table:style-name="ce5">
            <text:p>Week</text:p>
          </table:table-cell>
          <table:table-cell office:value-type="currency" office:value="700" table:style-name="ce6">
            <text:p>$700.00</text:p>
          </table:table-cell>
          <table:table-cell table:style-name="ce1"/>
          <table:table-cell office:value-type="string" table:style-name="ce5">
            <text:p>Week</text:p>
          </table:table-cell>
          <table:table-cell office:value-type="currency" office:value="798" table:formula="of:=[.N14]+[.N14]*[.Q1]" table:style-name="ce6">
            <text:p>$798.00</text:p>
          </table:table-cell>
          <table:table-cell table:number-columns-repeated="6" table:style-name="ce1"/>
          <table:table-cell office:value-type="float" office:value="2040" table:style-name="ce5">
            <text:p>2040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7166.877789449107" table:formula="of:=[.AA13]+[.AA13]*[.Y14]" table:style-name="ce6">
            <text:p>$87,166.88</text:p>
          </table:table-cell>
          <table:table-cell office:value-type="currency" office:value="11113.122210550893" table:formula="of:=[.Z14]-[.AA14]" table:style-name="ce6">
            <text:p>$11,113.12</text:p>
          </table:table-cell>
          <table:table-cell office:value-type="currency" office:value="312605.29121912003" table:formula="of:=[.AB14]+[.AC13]" table:style-name="ce6">
            <text:p>$312,605.29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Course Cost (Year)</text:p>
          </table:table-cell>
          <table:table-cell office:value-type="currency" office:value="8100" table:style-name="ce6">
            <text:p>$8,100.00</text:p>
          </table:table-cell>
          <table:table-cell table:style-name="ce1"/>
          <table:table-cell office:value-type="string" table:style-name="ce5">
            <text:p>Scholarship Savings</text:p>
          </table:table-cell>
          <table:table-cell office:value-type="currency" office:value="5000" table:style-name="ce6">
            <text:p>$5,000.00</text:p>
          </table:table-cell>
          <table:table-cell table:style-name="ce1"/>
          <table:table-cell office:value-type="float" office:value="2024" table:style-name="ce5">
            <text:p>2024</text:p>
          </table:table-cell>
          <table:table-cell table:style-name="ce7"/>
          <table:table-cell office:value-type="currency" office:value="29016" table:formula="of:=[.$E$8]" table:style-name="ce6">
            <text:p>$29,016.00</text:p>
          </table:table-cell>
          <table:table-cell office:value-type="currency" office:value="20680" table:formula="of:=[.$E$34]" table:style-name="ce6">
            <text:p>$20,680.00</text:p>
          </table:table-cell>
          <table:table-cell office:value-type="currency" office:value="8336" table:formula="of:=[.I15]-[.J15]" table:style-name="ce6">
            <text:p>$8,336.00</text:p>
          </table:table-cell>
          <table:table-cell table:number-columns-repeated="12" table:style-name="ce1"/>
          <table:table-cell office:value-type="float" office:value="2041" table:style-name="ce5">
            <text:p>2041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8910.215345238088" table:formula="of:=[.AA14]+[.AA14]*[.Y15]" table:style-name="ce6">
            <text:p>$88,910.22</text:p>
          </table:table-cell>
          <table:table-cell office:value-type="currency" office:value="9369.784654761912" table:formula="of:=[.Z15]-[.AA15]" table:style-name="ce6">
            <text:p>$9,369.78</text:p>
          </table:table-cell>
          <table:table-cell office:value-type="currency" office:value="321975.07587388193" table:formula="of:=[.AB15]+[.AC14]" table:style-name="ce6">
            <text:p>$321,975.08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Scholarship Savings</text:p>
          </table:table-cell>
          <table:table-cell office:value-type="currency" office:value="5000" table:style-name="ce6">
            <text:p>$5,000.00</text:p>
          </table:table-cell>
          <table:table-cell table:number-columns-repeated="4" table:style-name="ce1"/>
          <table:table-cell office:value-type="float" office:value="2025" table:style-name="ce5">
            <text:p>2025</text:p>
          </table:table-cell>
          <table:table-cell office:value-type="percentage" office:value="0.02" table:style-name="ce7">
            <text:p>2.00%</text:p>
          </table:table-cell>
          <table:table-cell office:value-type="currency" office:value="29016" table:formula="of:=[.I15]" table:style-name="ce6">
            <text:p>$29,016.00</text:p>
          </table:table-cell>
          <table:table-cell office:value-type="currency" office:value="21093.599999999999" table:formula="of:=[.J15]+[.J15]*[.H16]" table:style-name="ce6">
            <text:p>$21,093.60</text:p>
          </table:table-cell>
          <table:table-cell office:value-type="currency" office:value="7922.4000000000015" table:formula="of:=[.I16]-[.J16]" table:style-name="ce6">
            <text:p>$7,922.40</text:p>
          </table:table-cell>
          <table:table-cell table:style-name="ce1"/>
          <table:table-cell office:value-type="string" table:number-columns-spanned="2" table:number-rows-spanned="1" table:style-name="ce18">
            <text:p>Utility Fees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Utility Fees</text:p>
          </table:table-cell>
          <table:covered-table-cell/>
          <table:table-cell table:number-columns-repeated="10" table:style-name="ce1"/>
          <table:table-cell office:value-type="string" table:style-name="ce5">
            <text:p>Total</text:p>
          </table:table-cell>
          <table:table-cell office:value-type="currency" office:value="321975.07587388193" table:formula="of:=SUM([.AB4:.AB15])+[.K10]" table:style-name="ce6">
            <text:p>$321,975.08</text:p>
          </table:table-cell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18">
            <text:p>Rent Fees</text:p>
          </table:table-cell>
          <table:covered-table-cell/>
          <table:table-cell table:style-name="ce1"/>
          <table:table-cell office:value-type="float" office:value="2026" table:style-name="ce5">
            <text:p>2026</text:p>
          </table:table-cell>
          <table:table-cell office:value-type="percentage" office:value="0.02" table:style-name="ce7">
            <text:p>2.00%</text:p>
          </table:table-cell>
          <table:table-cell office:value-type="currency" office:value="29016" table:formula="of:=[.I16]" table:style-name="ce6">
            <text:p>$29,016.00</text:p>
          </table:table-cell>
          <table:table-cell office:value-type="currency" office:value="21515.471999999998" table:formula="of:=[.J16]+[.J16]*[.H17]" table:style-name="ce6">
            <text:p>$21,515.47</text:p>
          </table:table-cell>
          <table:table-cell office:value-type="currency" office:value="7500.5280000000021" table:formula="of:=[.I17]-[.J17]" table:style-name="ce6">
            <text:p>$7,500.53</text:p>
          </table:table-cell>
          <table:table-cell table:style-name="ce1"/>
          <table:table-cell office:value-type="string" table:style-name="ce5">
            <text:p>Food (Weekly)</text:p>
          </table:table-cell>
          <table:table-cell office:value-type="currency" office:value="200" table:style-name="ce6">
            <text:p>$200.00</text:p>
          </table:table-cell>
          <table:table-cell table:style-name="ce1"/>
          <table:table-cell office:value-type="string" table:style-name="ce5">
            <text:p>Food (Weekly)</text:p>
          </table:table-cell>
          <table:table-cell office:value-type="currency" office:value="228" table:formula="of:=[.N17]+[.N17]*[.Q1]" table:style-name="ce6">
            <text:p>$228.0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8">
            <text:p>Rent Fees</text:p>
          </table:table-cell>
          <table:covered-table-cell/>
          <table:table-cell table:style-name="ce1"/>
          <table:table-cell office:value-type="string" table:style-name="ce5">
            <text:p>Year</text:p>
          </table:table-cell>
          <table:table-cell office:value-type="currency" office:value="5200" table:formula="of:=[.E20]*52" table:style-name="ce6">
            <text:p>$5,200.00</text:p>
          </table:table-cell>
          <table:table-cell table:style-name="ce1"/>
          <table:table-cell table:style-name="ce13"/>
          <table:table-cell table:style-name="ce14"/>
          <table:table-cell table:style-name="ce15"/>
          <table:table-cell office:value-type="string" table:style-name="ce5">
            <text:p>Total</text:p>
          </table:table-cell>
          <table:table-cell office:value-type="currency" office:value="23758.928000000004" table:formula="of:=SUM([.K15:.K17])" table:style-name="ce6">
            <text:p>$23,758.93</text:p>
          </table:table-cell>
          <table:table-cell table:style-name="ce1"/>
          <table:table-cell office:value-type="string" table:style-name="ce5">
            <text:p>Internet (Month)</text:p>
          </table:table-cell>
          <table:table-cell office:value-type="currency" office:value="90" table:style-name="ce6">
            <text:p>$90.00</text:p>
          </table:table-cell>
          <table:table-cell table:style-name="ce1"/>
          <table:table-cell office:value-type="string" table:style-name="ce5">
            <text:p>Internet (Month)</text:p>
          </table:table-cell>
          <table:table-cell office:value-type="currency" office:value="102.6" table:formula="of:=[.N18]+[.N18]*[.Q1]" table:style-name="ce6">
            <text:p>$102.60</text:p>
          </table:table-cell>
          <table:table-cell table:number-columns-repeated="6" table:style-name="ce1"/>
          <table:table-cell office:value-type="string" table:number-columns-spanned="6" table:number-rows-spanned="1" table:style-name="ce18">
            <text:p>Projection – After Full Time</text:p>
          </table:table-cell>
          <table:covered-table-cell table:number-columns-repeated="5"/>
          <table:table-cell table:number-columns-repeated="16355"/>
        </table:table-row>
        <table:table-row table:style-name="ro1">
          <table:table-cell office:value-type="string" table:style-name="ce5">
            <text:p>Year</text:p>
          </table:table-cell>
          <table:table-cell office:value-type="currency" office:value="5200" table:formula="of:=[.B21]*52" table:style-name="ce6">
            <text:p>$5,200.00</text:p>
          </table:table-cell>
          <table:table-cell table:style-name="ce1"/>
          <table:table-cell office:value-type="string" table:style-name="ce5">
            <text:p>Month</text:p>
          </table:table-cell>
          <table:table-cell office:value-type="currency" office:value="433.33333333333331" table:formula="of:=[.E18]/12" table:style-name="ce6">
            <text:p>$433.33</text:p>
          </table:table-cell>
          <table:table-cell table:number-columns-repeated="7" table:style-name="ce1"/>
          <table:table-cell office:value-type="string" table:style-name="ce5">
            <text:p>Electricity (Weekly)</text:p>
          </table:table-cell>
          <table:table-cell office:value-type="currency" office:value="50" table:style-name="ce6">
            <text:p>$50.00</text:p>
          </table:table-cell>
          <table:table-cell table:style-name="ce1"/>
          <table:table-cell office:value-type="string" table:style-name="ce5">
            <text:p>Electricity (Weekly)</text:p>
          </table:table-cell>
          <table:table-cell office:value-type="currency" office:value="57" table:formula="of:=[.N19]+[.N19]*[.Q1]" table:style-name="ce6">
            <text:p>$57.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Month</text:p>
          </table:table-cell>
          <table:table-cell office:value-type="currency" office:value="433.33333333333331" table:formula="of:=[.B19]/12" table:style-name="ce6">
            <text:p>$433.33</text:p>
          </table:table-cell>
          <table:table-cell table:style-name="ce1"/>
          <table:table-cell office:value-type="string" table:style-name="ce5">
            <text:p>Week</text:p>
          </table:table-cell>
          <table:table-cell office:value-type="currency" office:value="100" table:style-name="ce6">
            <text:p>$100.00</text:p>
          </table:table-cell>
          <table:table-cell table:style-name="ce1"/>
          <table:table-cell office:value-type="string" table:number-columns-spanned="4" table:number-rows-spanned="3" table:style-name="ce19">
            <text:p>Full Time:</text:p>
            <text:p>Work 2 hours every afternoon after University classes</text:p>
            <text:p>Work a full 8 hour day on Saturday</text:p>
          </table:table-cell>
          <table:covered-table-cell table:number-columns-repeated="3"/>
          <table:table-cell table:style-name="ce15"/>
          <table:table-cell table:style-name="ce1"/>
          <table:table-cell office:value-type="string" table:style-name="ce5">
            <text:p>Water (Annual)</text:p>
          </table:table-cell>
          <table:table-cell office:value-type="currency" office:value="600" table:style-name="ce6">
            <text:p>$600.00</text:p>
          </table:table-cell>
          <table:table-cell table:style-name="ce1"/>
          <table:table-cell office:value-type="string" table:style-name="ce5">
            <text:p>Water (Annual)</text:p>
          </table:table-cell>
          <table:table-cell office:value-type="currency" office:value="684" table:formula="of:=[.N20]+[.N20]*[.Q1]" table:style-name="ce6">
            <text:p>$684.00</text:p>
          </table:table-cell>
          <table:table-cell table:number-columns-repeated="6" table:style-name="ce1"/>
          <table:table-cell office:value-type="string" table:style-name="ce5">
            <text:p>Year</text:p>
          </table:table-cell>
          <table:table-cell office:value-type="string" table:style-name="ce5">
            <text:p>Inflation</text:p>
          </table:table-cell>
          <table:table-cell office:value-type="string" table:style-name="ce5">
            <text:p>Income</text:p>
          </table:table-cell>
          <table:table-cell office:value-type="string" table:style-name="ce5">
            <text:p>Expenses</text:p>
          </table:table-cell>
          <table:table-cell office:value-type="string" table:style-name="ce5">
            <text:p>Savings</text:p>
          </table:table-cell>
          <table:table-cell office:value-type="string" table:style-name="ce5">
            <text:p>Balance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Week</text:p>
          </table:table-cell>
          <table:table-cell office:value-type="currency" office:value="100" table:style-name="ce6">
            <text:p>$100.00</text:p>
          </table:table-cell>
          <table:table-cell table:style-name="ce1"/>
          <table:table-cell table:number-columns-repeated="2" table:style-name="ce16"/>
          <table:table-cell table:style-name="ce1"/>
          <table:covered-table-cell/>
          <table:covered-table-cell table:number-columns-repeated="3"/>
          <table:table-cell table:style-name="ce15"/>
          <table:table-cell table:style-name="ce1"/>
          <table:table-cell office:value-type="string" table:style-name="ce5">
            <text:p>Total</text:p>
          </table:table-cell>
          <table:table-cell office:value-type="currency" office:value="14680" table:formula="of:=[.N20]+([.N19]*52)+([.N18]*12)+([.N17]*52)" table:style-name="ce6">
            <text:p>$14,680.00</text:p>
          </table:table-cell>
          <table:table-cell table:style-name="ce1"/>
          <table:table-cell office:value-type="string" table:style-name="ce5">
            <text:p>Total</text:p>
          </table:table-cell>
          <table:table-cell office:value-type="currency" office:value="16735.2" table:formula="of:=[.Q20]+([.Q19]*52)+([.Q18]*12)+([.Q17]*52)" table:style-name="ce6">
            <text:p>$16,735.20</text:p>
          </table:table-cell>
          <table:table-cell table:number-columns-repeated="6" table:style-name="ce1"/>
          <table:table-cell office:value-type="float" office:value="2026" table:style-name="ce5">
            <text:p>2026</text:p>
          </table:table-cell>
          <table:table-cell table:style-name="ce5"/>
          <table:table-cell office:value-type="currency" office:value="98280" table:formula="of:=[.Q39]" table:style-name="ce6">
            <text:p>$98,280.00</text:p>
          </table:table-cell>
          <table:table-cell office:value-type="currency" office:value="71507.199999999997" table:formula="of:=[.Q35]" table:style-name="ce6">
            <text:p>$71,507.20</text:p>
          </table:table-cell>
          <table:table-cell office:value-type="currency" office:value="26772.800000000003" table:formula="of:=[.Q40]" table:style-name="ce6">
            <text:p>$26,772.80</text:p>
          </table:table-cell>
          <table:table-cell office:value-type="currency" office:value="50531.728000000003" table:formula="of:=[.AB21]+[.K18]" table:style-name="ce6">
            <text:p>$50,531.73</text:p>
          </table:table-cell>
          <table:table-cell table:number-columns-repeated="16355"/>
        </table:table-row>
        <table:table-row table:style-name="ro1">
          <table:table-cell table:number-columns-repeated="2" table:style-name="ce16"/>
          <table:table-cell table:style-name="ce1"/>
          <table:table-cell office:value-type="string" table:number-columns-spanned="2" table:number-rows-spanned="1" table:style-name="ce18">
            <text:p>Car</text:p>
          </table:table-cell>
          <table:covered-table-cell/>
          <table:table-cell table:style-name="ce1"/>
          <table:covered-table-cell/>
          <table:covered-table-cell table:number-columns-repeated="3"/>
          <table:table-cell table:style-name="ce15"/>
          <table:table-cell table:number-columns-repeated="12" table:style-name="ce1"/>
          <table:table-cell office:value-type="float" office:value="2031" table:style-name="ce5">
            <text:p>2031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2937.343999999997" table:formula="of:=[.AA21]+[.AA21]*[.Y22]" table:style-name="ce6">
            <text:p>$72,937.34</text:p>
          </table:table-cell>
          <table:table-cell office:value-type="currency" office:value="25342.656000000003" table:formula="of:=[.Z22]-[.AA22]" table:style-name="ce6">
            <text:p>$25,342.66</text:p>
          </table:table-cell>
          <table:table-cell office:value-type="currency" office:value="75874.384000000005" table:formula="of:=[.AB22]+[.AC21]" table:style-name="ce6">
            <text:p>$75,874.38</text:p>
          </table:table-cell>
          <table:table-cell table:number-columns-repeated="16355"/>
        </table:table-row>
        <table:table-row table:style-name="ro1">
          <table:table-cell office:value-type="string" table:number-columns-spanned="2" table:number-rows-spanned="1" table:style-name="ce18">
            <text:p>Car</text:p>
          </table:table-cell>
          <table:covered-table-cell/>
          <table:table-cell table:style-name="ce1"/>
          <table:table-cell office:value-type="string" table:style-name="ce5">
            <text:p>Insurance</text:p>
          </table:table-cell>
          <table:table-cell office:value-type="currency" office:value="1500" table:style-name="ce6">
            <text:p>$1,500.00</text:p>
          </table:table-cell>
          <table:table-cell table:number-columns-repeated="7" table:style-name="ce1"/>
          <table:table-cell office:value-type="string" table:number-columns-spanned="2" table:number-rows-spanned="1" table:style-name="ce18">
            <text:p>Car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Car</text:p>
          </table:table-cell>
          <table:covered-table-cell/>
          <table:table-cell table:number-columns-repeated="6" table:style-name="ce1"/>
          <table:table-cell office:value-type="float" office:value="2032" table:style-name="ce5">
            <text:p>2032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4396.090880000003" table:formula="of:=[.AA22]+[.AA22]*[.Y23]" table:style-name="ce6">
            <text:p>$74,396.09</text:p>
          </table:table-cell>
          <table:table-cell office:value-type="currency" office:value="23883.909119999997" table:formula="of:=[.Z23]-[.AA23]" table:style-name="ce6">
            <text:p>$23,883.91</text:p>
          </table:table-cell>
          <table:table-cell office:value-type="currency" office:value="99758.293120000002" table:formula="of:=[.AB23]+[.AC22]" table:style-name="ce6">
            <text:p>$99,758.29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Insurance</text:p>
          </table:table-cell>
          <table:table-cell office:value-type="currency" office:value="1500" table:style-name="ce6">
            <text:p>$1,500.00</text:p>
          </table:table-cell>
          <table:table-cell table:style-name="ce1"/>
          <table:table-cell office:value-type="string" table:style-name="ce5">
            <text:p>Petrol</text:p>
          </table:table-cell>
          <table:table-cell office:value-type="currency" office:value="2600" table:formula="of:=50*52" table:style-name="ce6">
            <text:p>$2,600.00</text:p>
          </table:table-cell>
          <table:table-cell table:number-columns-repeated="7" table:style-name="ce1"/>
          <table:table-cell office:value-type="string" table:style-name="ce5">
            <text:p>Insurance</text:p>
          </table:table-cell>
          <table:table-cell office:value-type="currency" office:value="1500" table:style-name="ce6">
            <text:p>$1,500.00</text:p>
          </table:table-cell>
          <table:table-cell table:style-name="ce1"/>
          <table:table-cell office:value-type="string" table:style-name="ce5">
            <text:p>Insurance</text:p>
          </table:table-cell>
          <table:table-cell office:value-type="currency" office:value="1710" table:formula="of:=[.N24]+[.N24]*[.Q1]" table:style-name="ce6">
            <text:p>$1,710.00</text:p>
          </table:table-cell>
          <table:table-cell table:number-columns-repeated="6" table:style-name="ce1"/>
          <table:table-cell office:value-type="float" office:value="2033" table:style-name="ce5">
            <text:p>2033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5884.012697600003" table:formula="of:=[.AA23]+[.AA23]*[.Y24]" table:style-name="ce6">
            <text:p>$75,884.01</text:p>
          </table:table-cell>
          <table:table-cell office:value-type="currency" office:value="22395.987302399997" table:formula="of:=[.Z24]-[.AA24]" table:style-name="ce6">
            <text:p>$22,395.99</text:p>
          </table:table-cell>
          <table:table-cell office:value-type="currency" office:value="122154.2804224" table:formula="of:=[.AB24]+[.AC23]" table:style-name="ce6">
            <text:p>$122,154.28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Petrol</text:p>
          </table:table-cell>
          <table:table-cell office:value-type="currency" office:value="2600" table:formula="of:=50*52" table:style-name="ce6">
            <text:p>$2,600.00</text:p>
          </table:table-cell>
          <table:table-cell table:style-name="ce1"/>
          <table:table-cell office:value-type="string" table:style-name="ce5">
            <text:p>Registration</text:p>
          </table:table-cell>
          <table:table-cell office:value-type="currency" office:value="800" table:style-name="ce6">
            <text:p>$800.00</text:p>
          </table:table-cell>
          <table:table-cell table:number-columns-repeated="7" table:style-name="ce1"/>
          <table:table-cell office:value-type="string" table:style-name="ce5">
            <text:p>Petrol</text:p>
          </table:table-cell>
          <table:table-cell office:value-type="currency" office:value="2600" table:formula="of:=50*52" table:style-name="ce6">
            <text:p>$2,600.00</text:p>
          </table:table-cell>
          <table:table-cell table:style-name="ce1"/>
          <table:table-cell office:value-type="string" table:style-name="ce5">
            <text:p>Petrol</text:p>
          </table:table-cell>
          <table:table-cell office:value-type="currency" office:value="2964" table:formula="of:=[.N25]+[.N25]*[.Q1]" table:style-name="ce6">
            <text:p>$2,964.00</text:p>
          </table:table-cell>
          <table:table-cell table:number-columns-repeated="6" table:style-name="ce1"/>
          <table:table-cell office:value-type="float" office:value="2034" table:style-name="ce5">
            <text:p>2034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7401.692951552002" table:formula="of:=[.AA24]+[.AA24]*[.Y25]" table:style-name="ce6">
            <text:p>$77,401.69</text:p>
          </table:table-cell>
          <table:table-cell office:value-type="currency" office:value="20878.307048447998" table:formula="of:=[.Z25]-[.AA25]" table:style-name="ce6">
            <text:p>$20,878.31</text:p>
          </table:table-cell>
          <table:table-cell office:value-type="currency" office:value="143032.587470848" table:formula="of:=[.AB25]+[.AC24]" table:style-name="ce6">
            <text:p>$143,032.59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Registration</text:p>
          </table:table-cell>
          <table:table-cell office:value-type="currency" office:value="800" table:style-name="ce6">
            <text:p>$800.00</text:p>
          </table:table-cell>
          <table:table-cell table:style-name="ce1"/>
          <table:table-cell office:value-type="string" table:style-name="ce5">
            <text:p>Maintenance</text:p>
          </table:table-cell>
          <table:table-cell office:value-type="currency" office:value="1500" table:style-name="ce6">
            <text:p>$1,500.00</text:p>
          </table:table-cell>
          <table:table-cell table:number-columns-repeated="7" table:style-name="ce1"/>
          <table:table-cell office:value-type="string" table:style-name="ce5">
            <text:p>Registration</text:p>
          </table:table-cell>
          <table:table-cell office:value-type="currency" office:value="800" table:style-name="ce6">
            <text:p>$800.00</text:p>
          </table:table-cell>
          <table:table-cell table:style-name="ce1"/>
          <table:table-cell office:value-type="string" table:style-name="ce5">
            <text:p>Registration</text:p>
          </table:table-cell>
          <table:table-cell office:value-type="currency" office:value="912" table:formula="of:=[.N26]+[.N26]*[.Q1]" table:style-name="ce6">
            <text:p>$912.00</text:p>
          </table:table-cell>
          <table:table-cell table:number-columns-repeated="6" table:style-name="ce1"/>
          <table:table-cell office:value-type="float" office:value="2035" table:style-name="ce5">
            <text:p>2035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78949.726810583044" table:formula="of:=[.AA25]+[.AA25]*[.Y26]" table:style-name="ce6">
            <text:p>$78,949.73</text:p>
          </table:table-cell>
          <table:table-cell office:value-type="currency" office:value="19330.273189416956" table:formula="of:=[.Z26]-[.AA26]" table:style-name="ce6">
            <text:p>$19,330.27</text:p>
          </table:table-cell>
          <table:table-cell office:value-type="currency" office:value="162362.86066026497" table:formula="of:=[.AB26]+[.AC25]" table:style-name="ce6">
            <text:p>$162,362.86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Maintenance</text:p>
          </table:table-cell>
          <table:table-cell office:value-type="currency" office:value="1500" table:style-name="ce6">
            <text:p>$1,500.00</text:p>
          </table:table-cell>
          <table:table-cell table:style-name="ce1"/>
          <table:table-cell office:value-type="string" table:style-name="ce5">
            <text:p>Total</text:p>
          </table:table-cell>
          <table:table-cell office:value-type="currency" office:value="6400" table:formula="of:=SUM([.E23:.E26])" table:style-name="ce6">
            <text:p>$6,400.00</text:p>
          </table:table-cell>
          <table:table-cell table:number-columns-repeated="7" table:style-name="ce1"/>
          <table:table-cell office:value-type="string" table:style-name="ce5">
            <text:p>Maintenance</text:p>
          </table:table-cell>
          <table:table-cell office:value-type="currency" office:value="1500" table:style-name="ce6">
            <text:p>$1,500.00</text:p>
          </table:table-cell>
          <table:table-cell table:style-name="ce1"/>
          <table:table-cell office:value-type="string" table:style-name="ce5">
            <text:p>Maintenance</text:p>
          </table:table-cell>
          <table:table-cell office:value-type="currency" office:value="1710" table:formula="of:=[.N27]+[.N27]*[.Q1]" table:style-name="ce6">
            <text:p>$1,710.00</text:p>
          </table:table-cell>
          <table:table-cell table:number-columns-repeated="6" table:style-name="ce1"/>
          <table:table-cell office:value-type="float" office:value="2036" table:style-name="ce5">
            <text:p>2036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0528.7213467947" table:formula="of:=[.AA26]+[.AA26]*[.Y27]" table:style-name="ce6">
            <text:p>$80,528.72</text:p>
          </table:table-cell>
          <table:table-cell office:value-type="currency" office:value="17751.2786532053" table:formula="of:=[.Z27]-[.AA27]" table:style-name="ce6">
            <text:p>$17,751.28</text:p>
          </table:table-cell>
          <table:table-cell office:value-type="currency" office:value="180114.13931347028" table:formula="of:=[.AB27]+[.AC26]" table:style-name="ce6">
            <text:p>$180,114.14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Total</text:p>
          </table:table-cell>
          <table:table-cell office:value-type="currency" office:value="6400" table:formula="of:=SUM([.B24:.B27])" table:style-name="ce6">
            <text:p>$6,400.00</text:p>
          </table:table-cell>
          <table:table-cell table:number-columns-repeated="10" table:style-name="ce1"/>
          <table:table-cell office:value-type="string" table:style-name="ce5">
            <text:p>Total</text:p>
          </table:table-cell>
          <table:table-cell office:value-type="currency" office:value="6400" table:formula="of:=SUM([.N24:.N27])" table:style-name="ce6">
            <text:p>$6,400.00</text:p>
          </table:table-cell>
          <table:table-cell table:style-name="ce1"/>
          <table:table-cell office:value-type="string" table:style-name="ce5">
            <text:p>Total</text:p>
          </table:table-cell>
          <table:table-cell office:value-type="currency" office:value="7296" table:formula="of:=SUM([.Q24:.Q27])" table:style-name="ce6">
            <text:p>$7,296.00</text:p>
          </table:table-cell>
          <table:table-cell table:number-columns-repeated="6" table:style-name="ce1"/>
          <table:table-cell office:value-type="float" office:value="2037" table:style-name="ce5">
            <text:p>2037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2139.295773730599" table:formula="of:=[.AA27]+[.AA27]*[.Y28]" table:style-name="ce6">
            <text:p>$82,139.30</text:p>
          </table:table-cell>
          <table:table-cell office:value-type="currency" office:value="16140.704226269401" table:formula="of:=[.Z28]-[.AA28]" table:style-name="ce6">
            <text:p>$16,140.70</text:p>
          </table:table-cell>
          <table:table-cell office:value-type="currency" office:value="196254.84353973967" table:formula="of:=[.AB28]+[.AC27]" table:style-name="ce6">
            <text:p>$196,254.84</text:p>
          </table:table-cell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18">
            <text:p>Entertainment</text:p>
          </table:table-cell>
          <table:covered-table-cell/>
          <table:table-cell table:number-columns-repeated="18" table:style-name="ce1"/>
          <table:table-cell office:value-type="float" office:value="2038" table:style-name="ce5">
            <text:p>2038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3782.08168920521" table:formula="of:=[.AA28]+[.AA28]*[.Y29]" table:style-name="ce6">
            <text:p>$83,782.08</text:p>
          </table:table-cell>
          <table:table-cell office:value-type="currency" office:value="14497.91831079479" table:formula="of:=[.Z29]-[.AA29]" table:style-name="ce6">
            <text:p>$14,497.92</text:p>
          </table:table-cell>
          <table:table-cell office:value-type="currency" office:value="210752.76185053447" table:formula="of:=[.AB29]+[.AC28]" table:style-name="ce6">
            <text:p>$210,752.76</text:p>
          </table:table-cell>
          <table:table-cell table:number-columns-repeated="16355"/>
        </table:table-row>
        <table:table-row table:style-name="ro1">
          <table:table-cell office:value-type="string" table:number-columns-spanned="2" table:number-rows-spanned="1" table:style-name="ce18">
            <text:p>Entertainment</text:p>
          </table:table-cell>
          <table:covered-table-cell/>
          <table:table-cell table:style-name="ce1"/>
          <table:table-cell office:value-type="string" table:style-name="ce5">
            <text:p>Eating out</text:p>
          </table:table-cell>
          <table:table-cell office:value-type="currency" office:value="100" table:style-name="ce6">
            <text:p>$100.00</text:p>
          </table:table-cell>
          <table:table-cell table:number-columns-repeated="7" table:style-name="ce1"/>
          <table:table-cell office:value-type="string" table:number-columns-spanned="2" table:number-rows-spanned="1" table:style-name="ce18">
            <text:p>Entertainment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Entertainment</text:p>
          </table:table-cell>
          <table:covered-table-cell/>
          <table:table-cell table:number-columns-repeated="6" table:style-name="ce1"/>
          <table:table-cell office:value-type="float" office:value="2039" table:style-name="ce5">
            <text:p>2039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5457.723322989317" table:formula="of:=[.AA29]+[.AA29]*[.Y30]" table:style-name="ce6">
            <text:p>$85,457.72</text:p>
          </table:table-cell>
          <table:table-cell office:value-type="currency" office:value="12822.276677010683" table:formula="of:=[.Z30]-[.AA30]" table:style-name="ce6">
            <text:p>$12,822.28</text:p>
          </table:table-cell>
          <table:table-cell office:value-type="currency" office:value="223575.03852754517" table:formula="of:=[.AB30]+[.AC29]" table:style-name="ce6">
            <text:p>$223,575.04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Eating out</text:p>
          </table:table-cell>
          <table:table-cell office:value-type="currency" office:value="100" table:style-name="ce6">
            <text:p>$100.00</text:p>
          </table:table-cell>
          <table:table-cell table:style-name="ce1"/>
          <table:table-cell office:value-type="string" table:style-name="ce5">
            <text:p>Other</text:p>
          </table:table-cell>
          <table:table-cell office:value-type="currency" office:value="15" table:style-name="ce6">
            <text:p>$15.00</text:p>
          </table:table-cell>
          <table:table-cell table:number-columns-repeated="7" table:style-name="ce1"/>
          <table:table-cell office:value-type="string" table:style-name="ce5">
            <text:p>Eating out</text:p>
          </table:table-cell>
          <table:table-cell office:value-type="currency" office:value="100" table:style-name="ce6">
            <text:p>$100.00</text:p>
          </table:table-cell>
          <table:table-cell table:style-name="ce1"/>
          <table:table-cell office:value-type="string" table:style-name="ce5">
            <text:p>Eating out</text:p>
          </table:table-cell>
          <table:table-cell office:value-type="currency" office:value="100" table:formula="of:=[.N31]" table:style-name="ce6">
            <text:p>$100.00</text:p>
          </table:table-cell>
          <table:table-cell table:number-columns-repeated="6" table:style-name="ce1"/>
          <table:table-cell office:value-type="float" office:value="2040" table:style-name="ce5">
            <text:p>2040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7166.877789449107" table:formula="of:=[.AA30]+[.AA30]*[.Y31]" table:style-name="ce6">
            <text:p>$87,166.88</text:p>
          </table:table-cell>
          <table:table-cell office:value-type="currency" office:value="11113.122210550893" table:formula="of:=[.Z31]-[.AA31]" table:style-name="ce6">
            <text:p>$11,113.12</text:p>
          </table:table-cell>
          <table:table-cell office:value-type="currency" office:value="234688.16073809605" table:formula="of:=[.AB31]+[.AC30]" table:style-name="ce6">
            <text:p>$234,688.16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Other</text:p>
          </table:table-cell>
          <table:table-cell office:value-type="currency" office:value="15" table:style-name="ce6">
            <text:p>$15.00</text:p>
          </table:table-cell>
          <table:table-cell table:style-name="ce1"/>
          <table:table-cell office:value-type="string" table:style-name="ce5">
            <text:p>Total</text:p>
          </table:table-cell>
          <table:table-cell office:value-type="currency" office:value="5980" table:formula="of:=[.E30]*52+[.E31]*52" table:style-name="ce6">
            <text:p>$5,980.00</text:p>
          </table:table-cell>
          <table:table-cell table:number-columns-repeated="7" table:style-name="ce1"/>
          <table:table-cell office:value-type="string" table:style-name="ce5">
            <text:p>Other</text:p>
          </table:table-cell>
          <table:table-cell office:value-type="currency" office:value="15" table:style-name="ce6">
            <text:p>$15.00</text:p>
          </table:table-cell>
          <table:table-cell table:style-name="ce1"/>
          <table:table-cell office:value-type="string" table:style-name="ce5">
            <text:p>Other</text:p>
          </table:table-cell>
          <table:table-cell office:value-type="currency" office:value="15" table:formula="of:=[.N32]" table:style-name="ce6">
            <text:p>$15.00</text:p>
          </table:table-cell>
          <table:table-cell table:number-columns-repeated="6" table:style-name="ce1"/>
          <table:table-cell office:value-type="float" office:value="2041" table:style-name="ce5">
            <text:p>2041</text:p>
          </table:table-cell>
          <table:table-cell office:value-type="percentage" office:value="0.02" table:style-name="ce7">
            <text:p>2.00%</text:p>
          </table:table-cell>
          <table:table-cell office:value-type="currency" office:value="98280" table:formula="of:=[.$Q$39]" table:style-name="ce6">
            <text:p>$98,280.00</text:p>
          </table:table-cell>
          <table:table-cell office:value-type="currency" office:value="88910.215345238088" table:formula="of:=[.AA31]+[.AA31]*[.Y32]" table:style-name="ce6">
            <text:p>$88,910.22</text:p>
          </table:table-cell>
          <table:table-cell office:value-type="currency" office:value="9369.784654761912" table:formula="of:=[.Z32]-[.AA32]" table:style-name="ce6">
            <text:p>$9,369.78</text:p>
          </table:table-cell>
          <table:table-cell office:value-type="currency" office:value="244057.94539285795" table:formula="of:=[.AB32]+[.AC31]" table:style-name="ce6">
            <text:p>$244,057.95</text:p>
          </table:table-cell>
          <table:table-cell table:number-columns-repeated="16355"/>
        </table:table-row>
        <table:table-row table:style-name="ro1">
          <table:table-cell office:value-type="string" table:style-name="ce5">
            <text:p>Total</text:p>
          </table:table-cell>
          <table:table-cell office:value-type="currency" office:value="5980" table:formula="of:=[.B31]*52+[.B32]*52" table:style-name="ce6">
            <text:p>$5,980.00</text:p>
          </table:table-cell>
          <table:table-cell table:number-columns-repeated="10" table:style-name="ce1"/>
          <table:table-cell office:value-type="string" table:style-name="ce5">
            <text:p>Total</text:p>
          </table:table-cell>
          <table:table-cell office:value-type="currency" office:value="5980" table:formula="of:=[.N31]*52+[.N32]*52" table:style-name="ce6">
            <text:p>$5,980.00</text:p>
          </table:table-cell>
          <table:table-cell table:style-name="ce1"/>
          <table:table-cell office:value-type="string" table:style-name="ce5">
            <text:p>Total</text:p>
          </table:table-cell>
          <table:table-cell office:value-type="currency" office:value="5980" table:formula="of:=[.Q31]*52+[.Q32]*52" table:style-name="ce6">
            <text:p>$5,980.00</text:p>
          </table:table-cell>
          <table:table-cell table:number-columns-repeated="10" table:style-name="ce1"/>
          <table:table-cell office:value-type="string" table:style-name="ce5">
            <text:p>Total</text:p>
          </table:table-cell>
          <table:table-cell office:value-type="currency" office:value="244057.94539285795" table:formula="of:=SUM([.AB21:.AB32])+[.K18]" table:style-name="ce6">
            <text:p>$244,057.95</text:p>
          </table:table-cell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string" table:style-name="ce5">
            <text:p>Total Expenses</text:p>
          </table:table-cell>
          <table:table-cell office:value-type="currency" office:value="20680" table:formula="of:=[.E27]+[.E18]+[.E11]+[.E32]" table:style-name="ce6">
            <text:p>$20,680.00</text:p>
          </table:table-cell>
          <table:table-cell table:number-columns-repeated="18" table:style-name="ce1"/>
          <table:table-cell table:style-name="ce13"/>
          <table:table-cell table:number-columns-repeated="3" table:style-name="ce15"/>
          <table:table-cell table:number-columns-repeated="16357" table:style-name="ce1"/>
        </table:table-row>
        <table:table-row table:style-name="ro1">
          <table:table-cell office:value-type="string" table:style-name="ce5">
            <text:p>Total Expenses</text:p>
          </table:table-cell>
          <table:table-cell office:value-type="currency" office:value="20680" table:formula="of:=[.B28]+[.B19]+[.B12]+[.B33]" table:style-name="ce6">
            <text:p>$20,680.00</text:p>
          </table:table-cell>
          <table:table-cell table:number-columns-repeated="10" table:style-name="ce1"/>
          <table:table-cell office:value-type="string" table:style-name="ce5">
            <text:p>Total Expenses</text:p>
          </table:table-cell>
          <table:table-cell office:value-type="currency" office:value="63460" table:formula="of:=[.N28]+[.N21]+[.N12]+[.N33]" table:style-name="ce6">
            <text:p>$63,460.00</text:p>
          </table:table-cell>
          <table:table-cell table:style-name="ce17"/>
          <table:table-cell office:value-type="string" table:style-name="ce5">
            <text:p>Total Expenses</text:p>
          </table:table-cell>
          <table:table-cell office:value-type="currency" office:value="71507.199999999997" table:formula="of:=[.Q28]+[.Q21]+[.Q12]+[.Q33]" table:style-name="ce6">
            <text:p>$71,507.20</text:p>
          </table:table-cell>
          <table:table-cell table:number-columns-repeated="6" table:style-name="ce1"/>
          <table:table-cell table:style-name="ce13"/>
          <table:table-cell table:number-columns-repeated="3" table:style-name="ce15"/>
          <table:table-cell table:number-columns-repeated="16357" table:style-name="ce1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18">
            <text:p>Savings</text:p>
          </table:table-cell>
          <table:covered-table-cell/>
          <table:table-cell table:number-columns-repeated="18" table:style-name="ce1"/>
          <table:table-cell table:style-name="ce13"/>
          <table:table-cell table:number-columns-repeated="3" table:style-name="ce15"/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8">
            <text:p>Savings</text:p>
          </table:table-cell>
          <table:covered-table-cell/>
          <table:table-cell table:style-name="ce1"/>
          <table:table-cell office:value-type="string" table:style-name="ce5">
            <text:p>Year</text:p>
          </table:table-cell>
          <table:table-cell office:value-type="currency" office:value="8336" table:formula="of:=[.E8]-[.E34]" table:style-name="ce6">
            <text:p>$8,336.00</text:p>
          </table:table-cell>
          <table:table-cell table:number-columns-repeated="7" table:style-name="ce1"/>
          <table:table-cell office:value-type="string" table:number-columns-spanned="2" table:number-rows-spanned="1" table:style-name="ce18">
            <text:p>Savings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Savings</text:p>
          </table:table-cell>
          <table:covered-table-cell/>
          <table:table-cell table:number-columns-repeated="6" table:style-name="ce1"/>
          <table:table-cell table:style-name="ce13"/>
          <table:table-cell table:number-columns-repeated="3" table:style-name="ce15"/>
          <table:table-cell table:number-columns-repeated="16357" table:style-name="ce1"/>
        </table:table-row>
        <table:table-row table:style-name="ro1">
          <table:table-cell office:value-type="string" table:style-name="ce5">
            <text:p>Year</text:p>
          </table:table-cell>
          <table:table-cell office:value-type="currency" office:value="18008" table:formula="of:=[.B9]-[.B35]" table:style-name="ce6">
            <text:p>$18,008.00</text:p>
          </table:table-cell>
          <table:table-cell table:style-name="ce1"/>
          <table:table-cell office:value-type="string" table:style-name="ce5">
            <text:p>Month</text:p>
          </table:table-cell>
          <table:table-cell office:value-type="currency" office:value="694.66666666666663" table:formula="of:=[.E37]/12" table:style-name="ce6">
            <text:p>$694.67</text:p>
          </table:table-cell>
          <table:table-cell table:number-columns-repeated="7" table:style-name="ce1"/>
          <table:table-cell office:value-type="string" table:style-name="ce5">
            <text:p>Tax</text:p>
          </table:table-cell>
          <table:table-cell office:value-type="percentage" office:value="0.37" table:style-name="ce7">
            <text:p>37.00%</text:p>
          </table:table-cell>
          <table:table-cell table:style-name="ce1"/>
          <table:table-cell office:value-type="string" table:style-name="ce5">
            <text:p>Tax</text:p>
          </table:table-cell>
          <table:table-cell office:value-type="percentage" office:value="0.37" table:style-name="ce7">
            <text:p>37.00%</text:p>
          </table:table-cell>
          <table:table-cell table:number-columns-repeated="6" table:style-name="ce1"/>
          <table:table-cell table:style-name="ce13"/>
          <table:table-cell table:number-columns-repeated="3" table:style-name="ce15"/>
          <table:table-cell table:number-columns-repeated="16357" table:style-name="ce1"/>
        </table:table-row>
        <table:table-row table:style-name="ro1">
          <table:table-cell office:value-type="string" table:style-name="ce5">
            <text:p>Month</text:p>
          </table:table-cell>
          <table:table-cell office:value-type="currency" office:value="1500.6666666666667" table:formula="of:=[.B38]/12" table:style-name="ce6">
            <text:p>$1,500.67</text:p>
          </table:table-cell>
          <table:table-cell table:style-name="ce1"/>
          <table:table-cell office:value-type="string" table:style-name="ce5">
            <text:p>Week</text:p>
          </table:table-cell>
          <table:table-cell office:value-type="currency" office:value="160.30769230769232" table:formula="of:=[.E37]/52" table:style-name="ce6">
            <text:p>$160.31</text:p>
          </table:table-cell>
          <table:table-cell table:number-columns-repeated="7" table:style-name="ce1"/>
          <table:table-cell office:value-type="string" table:style-name="ce5">
            <text:p>Taxed Income</text:p>
          </table:table-cell>
          <table:table-cell office:value-type="currency" office:value="98280" table:formula="of:=[.N9]-[.N38]*[.N9]" table:style-name="ce6">
            <text:p>$98,280.00</text:p>
          </table:table-cell>
          <table:table-cell table:style-name="ce1"/>
          <table:table-cell office:value-type="string" table:style-name="ce5">
            <text:p>Taxed Income</text:p>
          </table:table-cell>
          <table:table-cell office:value-type="currency" office:value="98280" table:formula="of:=[.Q9]-[.Q38]*[.Q9]" table:style-name="ce6">
            <text:p>$98,280.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Week</text:p>
          </table:table-cell>
          <table:table-cell office:value-type="currency" office:value="346.30769230769232" table:formula="of:=[.B38]/52" table:style-name="ce6">
            <text:p>$346.31</text:p>
          </table:table-cell>
          <table:table-cell table:number-columns-repeated="10" table:style-name="ce1"/>
          <table:table-cell office:value-type="string" table:style-name="ce5">
            <text:p>Year</text:p>
          </table:table-cell>
          <table:table-cell office:value-type="currency" office:value="34820" table:formula="of:=[.N39]-[.N35]" table:style-name="ce6">
            <text:p>$34,820.00</text:p>
          </table:table-cell>
          <table:table-cell table:style-name="ce17"/>
          <table:table-cell office:value-type="string" table:style-name="ce5">
            <text:p>Year</text:p>
          </table:table-cell>
          <table:table-cell office:value-type="currency" office:value="26772.800000000003" table:formula="of:=[.Q39]-[.Q35]" table:style-name="ce6">
            <text:p>$26,772.80</text:p>
          </table:table-cell>
          <table:table-cell table:number-columns-repeated="16367" table:style-name="ce1"/>
        </table:table-row>
        <table:table-row table:style-name="ro1">
          <table:table-cell table:number-columns-repeated="12" table:style-name="ce1"/>
          <table:table-cell office:value-type="string" table:style-name="ce5">
            <text:p>Month</text:p>
          </table:table-cell>
          <table:table-cell office:value-type="currency" office:value="2901.6666666666665" table:formula="of:=[.N40]/12" table:style-name="ce6">
            <text:p>$2,901.67</text:p>
          </table:table-cell>
          <table:table-cell table:style-name="ce1"/>
          <table:table-cell office:value-type="string" table:style-name="ce5">
            <text:p>Month</text:p>
          </table:table-cell>
          <table:table-cell office:value-type="currency" office:value="2231.0666666666671" table:formula="of:=[.Q40]/12" table:style-name="ce6">
            <text:p>$2,231.07</text:p>
          </table:table-cell>
          <table:table-cell table:number-columns-repeated="16367" table:style-name="ce1"/>
        </table:table-row>
        <table:table-row table:style-name="ro1">
          <table:table-cell table:number-columns-repeated="12" table:style-name="ce1"/>
          <table:table-cell office:value-type="string" table:style-name="ce5">
            <text:p>Week</text:p>
          </table:table-cell>
          <table:table-cell office:value-type="currency" office:value="669.61538461538464" table:formula="of:=[.N40]/52" table:style-name="ce6">
            <text:p>$669.62</text:p>
          </table:table-cell>
          <table:table-cell table:style-name="ce1"/>
          <table:table-cell office:value-type="string" table:style-name="ce5">
            <text:p>Week</text:p>
          </table:table-cell>
          <table:table-cell office:value-type="currency" office:value="514.86153846153854" table:formula="of:=[.Q40]/52" table:style-name="ce6">
            <text:p>$514.86</text:p>
          </table:table-cell>
          <table:table-cell table:number-columns-repeated="16367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number:number-style style:name="N37" number:language="en" number:country="AU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el Wright</meta:initial-creator>
    <dc:creator>Joel Wright</dc:creator>
    <meta:creation-date>2022-04-19T08:15:28Z</meta:creation-date>
    <dc:date>2022-04-21T05:14:19Z</dc:date>
    <meta:editing-cycles>22</meta:editing-cycles>
    <meta:editing-duration>PT10927S</meta:editing-duration>
    <meta:user-defined meta:name="ContentTypeId">0x010100EF3780521F32EB4AAF2352EAD7F88E8D</meta:user-defined>
  </office:meta>
</office:document-meta>
</file>